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Montserrat" fo:language="de" fo:country="DE" officeooo:rsid="00174e32" officeooo:paragraph-rsid="00174e32"/>
    </style:style>
    <style:style style:name="P2" style:family="paragraph" style:parent-style-name="Standard">
      <style:text-properties style:font-name="Montserrat" fo:language="de" fo:country="DE" officeooo:rsid="001858fa" officeooo:paragraph-rsid="001858fa"/>
    </style:style>
    <style:style style:name="P3" style:family="paragraph" style:parent-style-name="Standard">
      <style:text-properties style:font-name="Montserrat" fo:language="de" fo:country="DE" officeooo:rsid="0019a687" officeooo:paragraph-rsid="0019a687"/>
    </style:style>
    <style:style style:name="P4" style:family="paragraph" style:parent-style-name="Standard">
      <style:text-properties style:font-name="Montserrat" fo:language="de" fo:country="DE" officeooo:rsid="001cd8cd" officeooo:paragraph-rsid="001cd8cd"/>
    </style:style>
    <style:style style:name="P5" style:family="paragraph" style:parent-style-name="Standard">
      <style:text-properties style:font-name="Montserrat" fo:language="de" fo:country="DE" officeooo:rsid="001dc242" officeooo:paragraph-rsid="001dc242"/>
    </style:style>
    <style:style style:name="P6" style:family="paragraph" style:parent-style-name="Standard">
      <style:text-properties style:font-name="Montserrat" fo:language="de" fo:country="DE" officeooo:rsid="001f0e93" officeooo:paragraph-rsid="001f0e93"/>
    </style:style>
    <style:style style:name="T1" style:family="text">
      <style:text-properties officeooo:rsid="001858fa"/>
    </style:style>
    <style:style style:name="T2" style:family="text">
      <style:text-properties officeooo:rsid="001b2b77"/>
    </style:style>
    <style:style style:name="T3" style:family="text">
      <style:text-properties officeooo:rsid="001cd8cd"/>
    </style:style>
    <style:style style:name="T4" style:family="text">
      <style:text-properties officeooo:rsid="001dc242"/>
    </style:style>
    <style:style style:name="T5" style:family="text">
      <style:text-properties officeooo:rsid="001f0e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j und nochmals herzlich Willkommen auf diesem Server. <text:span text:style-name="T1">Wenn du willst kannst du dir die Zeit nehmen und diesen Quickstart Guide lesen um einen groben Überblick zu erhalten oder alternativ dich einfach umschauen und ganz nach dem Motto „Learning-by-Doing“ verfahren. </text:span></text:p>
      <text:p text:style-name="P1"/>
      <text:p text:style-name="P2">Beginnen wir zunächst mit den Channels und Kategorien, welche du in der linken Seite deines Bildschirms findest. </text:p>
      <text:p text:style-name="P3">Ganz oben findest du die aktuellen Server Statistiken, falls dich mal interessieren sollte aus wie vielen Mitgliedern unsere wunderbare Community besteht. <text:line-break/>Darunter findest du die Channels, die vor allem vom @Staff-Team benutzt werden und hauptsächlich zur Informationsverteilung dienen. Allerdings findest du unter der 📌 Important-Kategorie auch die aktuellen Regeln hast die Möglichkeit einige Rollen dir selbst hinzuzufügen. Diese Rollen ermöglichen dir es auch festzulegen, welche Channel du sehen möchtest und welche nicht. Dies bietet dir die Möglichkeit den Server übersichtlich zu halten. </text:p>
      <text:p text:style-name="P3">Kommen wir als nächstes zu der Kategorie, in der du wahrscheinlich die meiste Zeit verbringen wirst. In der Social-Kategorie findest du beinahe immer jemanden, mit dem du dich über Miesmuscheln oder den besten Autor auf Wattpad austauschen kannst (wir wissen alle insgeheim, das es Moni Heichou ist, aber psss). Mit anderen Worten, kannst du dich in diesen Channel so ziemlich über alles unterhalten. <text:span text:style-name="T2">Während der #main-chat vollkommen clean bleiben sollte, ist es dennoch möglich sich über ein wenig pikantere Themen im #18-plus-chat zu sprehchen oder dich einfach #fvck-humanity auszuheulen, falls das Leben gerade mal zu sehr suckt. </text:span><text:span text:style-name="T3">An letzter Stelle steht der #bot-commands-Chan</text:span><text:span text:style-name="T5">n</text:span><text:span text:style-name="T3">el, dieser sollte sich allerdings selbst erklären. </text:span></text:p>
      <text:p text:style-name="P4">Die Moni Heichou Kategorie ist nur was für echte Fans, hier werden die neusten Inhalte aus den Büchern freigegeben und Fans können Fragen und Anregungen direkt an Moni Heichou gestellt werden. </text:p>
      <text:p text:style-name="P4">Die nächste Kategorie besteht ausschließlich aus Sprachkanälen und ist daher nicht zwangsläufig themenbezogen. <text:span text:style-name="T4">Die einzige zwei besonders zu beachtenen Regeln lauten dort: keine NSFW-Inhalte und beutze die zugehörigen Chats zu den Voice-Chats, wenn die Situation es erfodert. </text:span>Alle Channels sind freizugänglich, bis auf die Events-Stage. Dort werden von ausgewählten Mitgliedern aus der Community Events gehostet bei denen der Rest der Community als Zuschauer teilnehmen kann. </text:p>
      <text:p text:style-name="P5">In dem Fall, dass es zwischendurch irgendwo irgendwelche Probleme geben sollte, kannst du dich unter Staff Rooms im #support melden. </text:p>
      <text:p text:style-name="P5"/>
      <text:p text:style-name="P6">Nun bleibt lediglich noch Übrig die Rollen auf diesem Server zu erklären. Wie du unterumstäden schon bemerkt hast, gibt es auf diesem Server zwei Arten von Leveln. Die einen verteilt ein Bot und sie verleihen, dir einen gewissen Vorteil und die anderen werden nach Symphatie von Moni Heichou höchstpersönlich verteilt. Mit dem höchsten Level dieser, schenkt die Moni ein einmaliges 10€ Amazon Guthaben, mit dem du anstellen darfst, was du willst. </text:p>
      <text:p text:style-name="P6"><text:soft-page-break/>Eine detaillierte auflistung, über die aktuellen Level des Bots und die dazugehörigen Perks, findest du hier: <text:a xlink:type="simple" xlink:href="https://github.com/OutofSpaceUwU/Dreamy-Code#level-roles" text:style-name="Internet_20_link" text:visited-style-name="Visited_20_Internet_20_Link">https://github.com/OutofSpaceUwU/Dreamy-Code#level-roles</text:a></text:p>
      <text:p text:style-name="P6">Neben diesen Rollen kannst du natürlich, wie bereits selber erwäht auch selber weitere unter #rollen auswählen. </text:p>
      <text:p text:style-name="P6"/>
      <text:p text:style-name="P6">Mit dieser letzten Zeile verabschiede ich mich auf erste und ich freue mich dich in einem der anderen Channel wieder zu sehen</text:p>
      <text:p text:style-name="P6">Che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7T04:55:35.306347778</meta:creation-date>
    <dc:date>2022-08-07T05:43:20.653516018</dc:date>
    <meta:editing-duration>PT23M52S</meta:editing-duration>
    <meta:editing-cycles>6</meta:editing-cycles>
    <meta:generator>LibreOffice/7.3.4.2$Linux_X86_64 LibreOffice_project/30$Build-2</meta:generator>
    <meta:document-statistic meta:table-count="0" meta:image-count="0" meta:object-count="0" meta:page-count="2" meta:paragraph-count="12" meta:word-count="491" meta:character-count="3368" meta:non-whitespace-character-count="2879"/>
  </office:meta>
</office:document-meta>
</file>